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" svg:font-family="NimbusRoman"/>
    <style:font-face style:name="OpenSymbol" svg:font-family="OpenSymbol"/>
    <style:font-face style:name="TimesNewRoman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TimesNewRoman1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000000" svg:stroke-opacity="80%" draw:stroke-linejoin="miter" svg:stroke-linecap="butt" draw:fill="solid" draw:fill-color="#00bfff" draw:opacity="80%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000000" svg:stroke-opacity="80%" draw:stroke-linejoin="miter" svg:stroke-linecap="butt" draw:fill="solid" draw:fill-color="#00008b" draw:opacity="80%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none" draw:fill="solid" draw:fill-color="#00bfff" draw:opacity="80%"/>
    </style:style>
    <style:style style:name="gr9" style:family="graphic" style:parent-style-name="standard">
      <style:graphic-properties draw:stroke="solid" svg:stroke-width="0.035cm" svg:stroke-color="#000000" svg:stroke-opacity="80%" draw:stroke-linejoin="miter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2.11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7.00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9.67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72cm" fo:min-width="18.80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5.29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1.6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694cm" fo:min-width="1.6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5.54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1.6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992cm" fo:min-width="0.9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bfff" draw:opacity="80%"/>
    </style:style>
    <style:style style:name="P3" style:family="paragraph">
      <loext:graphic-properties draw:fill="solid" draw:fill-color="#00008b" draw:opacity="8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40pt" style:font-size-asian="40pt" style:font-size-complex="40pt"/>
    </style:style>
    <style:style style:name="P8" style:family="paragraph">
      <loext:graphic-properties draw:fill="none"/>
      <style:text-properties fo:font-size="60pt" style:font-size-asian="60pt" style:font-size-complex="60pt"/>
    </style:style>
    <style:style style:name="P9" style:family="paragraph">
      <loext:graphic-properties draw:fill="none"/>
      <style:paragraph-properties style:writing-mode="lr-tb"/>
      <style:text-properties fo:font-size="46pt" style:font-size-asian="46pt" style:font-size-complex="46pt"/>
    </style:style>
    <style:style style:name="P10" style:family="paragraph">
      <loext:graphic-properties draw:fill="none"/>
      <style:paragraph-properties style:writing-mode="lr-tb"/>
      <style:text-properties fo:font-size="44pt" style:font-size-asian="44pt" style:font-size-complex="44pt"/>
    </style:style>
    <style:style style:name="P11" style:family="paragraph">
      <loext:graphic-properties draw:fill="none"/>
      <style:paragraph-properties fo:text-align="start" style:writing-mode="lr-tb"/>
      <style:text-properties fo:font-size="46.7999992370605pt" fo:font-style="italic" style:font-size-asian="46.7999992370605pt" style:font-style-asian="italic" style:font-size-complex="46.7999992370605pt" style:font-style-complex="italic"/>
    </style:style>
    <style:style style:name="P12" style:family="paragraph">
      <loext:graphic-properties draw:fill="none"/>
      <style:paragraph-properties style:writing-mode="lr-tb"/>
      <style:text-properties fo:font-size="46.7999992370605pt" style:font-size-asian="46.7999992370605pt" style:font-size-complex="46.7999992370605pt"/>
    </style:style>
    <style:style style:name="P13" style:family="paragraph">
      <loext:graphic-properties draw:fill="none"/>
      <style:paragraph-properties fo:text-align="start" style:writing-mode="lr-tb"/>
      <style:text-properties fo:font-size="48pt" fo:font-weight="bold" style:font-size-asian="46.7999992370605pt" style:font-weight-asian="bold" style:font-size-complex="46.7999992370605pt" style:font-weight-complex="bold"/>
    </style:style>
    <style:style style:name="P14" style:family="paragraph">
      <loext:graphic-properties draw:fill="none"/>
      <style:paragraph-properties fo:text-align="start" style:writing-mode="lr-tb"/>
      <style:text-properties fo:font-size="46.7999992370605pt" fo:font-weight="bold" style:font-size-asian="46.7999992370605pt" style:font-size-complex="46.7999992370605pt"/>
    </style:style>
    <style:style style:name="P15" style:family="paragraph">
      <loext:graphic-properties draw:fill="none"/>
      <style:paragraph-properties fo:text-align="start" style:writing-mode="lr-tb"/>
      <style:text-properties fo:font-size="28.1000003814697pt" fo:font-style="italic" style:font-size-asian="28.1000003814697pt" style:font-style-asian="italic" style:font-size-complex="28.1000003814697pt" style:font-style-complex="italic"/>
    </style:style>
    <style:style style:name="P16" style:family="paragraph">
      <loext:graphic-properties draw:fill="none"/>
      <style:paragraph-properties style:writing-mode="lr-tb"/>
      <style:text-properties fo:font-size="46.7999992370605pt" fo:font-weight="bold" style:font-size-asian="46.7999992370605pt" style:font-weight-asian="bold" style:font-size-complex="46.7999992370605pt" style:font-weight-complex="bold"/>
    </style:style>
    <style:style style:name="P17" style:family="paragraph">
      <loext:graphic-properties draw:fill="none"/>
      <style:paragraph-properties fo:text-align="start" style:writing-mode="lr-tb"/>
      <style:text-properties fo:font-size="46.7999992370605pt" style:font-size-asian="46.7999992370605pt" style:font-size-complex="46.7999992370605pt"/>
    </style:style>
    <style:style style:name="T1" style:family="text">
      <style:text-properties fo:color="#000000" style:font-name="TimesNewRoman" fo:font-size="40pt" style:font-size-asian="40pt" style:font-name-complex="TimesNewRoman" style:font-size-complex="40pt"/>
    </style:style>
    <style:style style:name="T2" style:family="text">
      <style:text-properties fo:color="#000000" style:font-name="TimesNewRoman" fo:font-size="60pt" style:font-size-asian="60pt" style:font-name-complex="TimesNewRoman" style:font-size-complex="60pt"/>
    </style:style>
    <style:style style:name="T3" style:family="text">
      <style:text-properties fo:color="#000000" style:font-name="TimesNewRoman" fo:font-size="45pt" style:font-size-asian="45pt" style:font-name-complex="TimesNewRoman" style:font-size-complex="45pt"/>
    </style:style>
    <style:style style:name="T4" style:family="text">
      <style:text-properties fo:color="#000000" style:font-name="TimesNewRoman" fo:font-size="45pt" fo:font-style="italic" style:font-size-asian="45pt" style:font-style-asian="italic" style:font-name-complex="TimesNewRoman" style:font-size-complex="45pt" style:font-style-complex="italic"/>
    </style:style>
    <style:style style:name="T5" style:family="text">
      <style:text-properties fo:color="#000000" style:font-name="TimesNewRoman" fo:font-size="44pt" style:font-size-asian="44pt" style:font-name-complex="TimesNewRoman" style:font-size-complex="44pt"/>
    </style:style>
    <style:style style:name="T6" style:family="text">
      <style:text-properties fo:color="#000000" style:font-name="TimesNewRoman" fo:font-size="44pt" fo:font-style="italic" style:font-size-asian="44pt" style:font-style-asian="italic" style:font-name-complex="TimesNewRoman" style:font-size-complex="44pt" style:font-style-complex="italic"/>
    </style:style>
    <style:style style:name="T7" style:family="text">
      <style:text-properties fo:color="#000000" style:font-name="TimesNewRoman" fo:font-size="44pt" fo:font-weight="bold" style:font-size-asian="44pt" style:font-weight-asian="bold" style:font-name-complex="TimesNewRoman" style:font-size-complex="44pt" style:font-weight-complex="bold"/>
    </style:style>
    <style:style style:name="T8" style:family="text">
      <style:text-properties fo:color="#000000" style:font-name="NimbusRoman" fo:font-size="46.7999992370605pt" fo:font-style="normal" style:font-size-asian="46.7999992370605pt" style:font-style-asian="normal" style:font-name-complex="NimbusRoman" style:font-size-complex="46.7999992370605pt" style:font-style-complex="normal"/>
    </style:style>
    <style:style style:name="T9" style:family="text">
      <style:text-properties fo:color="#000000" style:font-name="NimbusRoman" fo:font-size="46.7999992370605pt" fo:font-style="italic" style:font-size-asian="46.7999992370605pt" style:font-style-asian="italic" style:font-name-complex="NimbusRoman" style:font-size-complex="46.7999992370605pt" style:font-style-complex="italic"/>
    </style:style>
    <style:style style:name="T10" style:family="text">
      <style:text-properties fo:color="#000000" style:font-name="OpenSymbol" fo:font-size="46.7999992370605pt" style:font-size-asian="46.7999992370605pt" style:font-name-complex="OpenSymbol" style:font-size-complex="46.7999992370605pt"/>
    </style:style>
    <style:style style:name="T11" style:family="text">
      <style:text-properties fo:color="#000000" style:font-name="NimbusRoman" fo:font-size="48pt" fo:font-weight="bold" style:font-size-asian="46.7999992370605pt" style:font-weight-asian="bold" style:font-name-complex="NimbusRoman" style:font-size-complex="46.7999992370605pt" style:font-weight-complex="bold"/>
    </style:style>
    <style:style style:name="T12" style:family="text">
      <style:text-properties fo:color="#000000" style:font-name="NimbusRoman" fo:font-size="46.7999992370605pt" fo:font-weight="bold" style:font-size-asian="46.7999992370605pt" style:font-name-complex="NimbusRoman" style:font-size-complex="46.7999992370605pt"/>
    </style:style>
    <style:style style:name="T13" style:family="text">
      <style:text-properties fo:color="#000000" style:font-name="NimbusRoman" fo:font-size="28.1000003814697pt" fo:font-style="italic" style:font-size-asian="28.1000003814697pt" style:font-style-asian="italic" style:font-name-complex="NimbusRoman" style:font-size-complex="28.1000003814697pt" style:font-style-complex="italic"/>
    </style:style>
    <style:style style:name="T14" style:family="text">
      <style:text-properties fo:color="#000000" style:font-name="NimbusRoman" fo:font-size="46.7999992370605pt" fo:font-weight="bold" style:font-size-asian="46.7999992370605pt" style:font-weight-asian="bold" style:font-name-complex="NimbusRoman" style:font-size-complex="46.799999237060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3.694cm" svg:height="17.602cm" svg:x="25.382cm" svg:y="2.18cm" svg:viewBox="0 0 13695 17603" draw:points="0,17603 13695,17603 13695,0 0,0">
          <text:p/>
        </draw:polygon>
        <draw:polygon draw:style-name="gr2" draw:text-style-name="P2" draw:layer="layout" svg:width="0.322cm" svg:height="1.333cm" svg:x="25.382cm" svg:y="17.649cm" svg:viewBox="0 0 323 1334" draw:points="0,1334 323,1334 323,0 0,0">
          <text:p/>
        </draw:polygon>
        <draw:polygon draw:style-name="gr2" draw:text-style-name="P2" draw:layer="layout" svg:width="3.389cm" svg:height="1.333cm" svg:x="25.382cm" svg:y="14.315cm" svg:viewBox="0 0 3390 1334" draw:points="0,1334 3390,1334 3390,0 0,0">
          <text:p/>
        </draw:polygon>
        <draw:polygon draw:style-name="gr2" draw:text-style-name="P2" draw:layer="layout" svg:width="2.298cm" svg:height="1.334cm" svg:x="25.382cm" svg:y="10.981cm" svg:viewBox="0 0 2299 1335" draw:points="0,1335 2299,1335 2299,0 0,0">
          <text:p/>
        </draw:polygon>
        <draw:polygon draw:style-name="gr2" draw:text-style-name="P2" draw:layer="layout" svg:width="2.663cm" svg:height="1.334cm" svg:x="25.382cm" svg:y="7.647cm" svg:viewBox="0 0 2664 1335" draw:points="0,1335 2664,1335 2664,0 0,0">
          <text:p/>
        </draw:polygon>
        <draw:polygon draw:style-name="gr2" draw:text-style-name="P2" draw:layer="layout" svg:width="7.917cm" svg:height="1.333cm" svg:x="25.382cm" svg:y="4.314cm" svg:viewBox="0 0 7918 1334" draw:points="0,1334 7918,1334 7918,0 0,0">
          <text:p/>
        </draw:polygon>
        <draw:polygon draw:style-name="gr3" draw:text-style-name="P3" draw:layer="layout" svg:width="0.46cm" svg:height="1.334cm" svg:x="25.382cm" svg:y="16.315cm" svg:viewBox="0 0 461 1335" draw:points="0,1335 461,1335 461,0 0,0">
          <text:p/>
        </draw:polygon>
        <draw:polygon draw:style-name="gr3" draw:text-style-name="P3" draw:layer="layout" svg:width="3.708cm" svg:height="1.334cm" svg:x="25.382cm" svg:y="12.981cm" svg:viewBox="0 0 3709 1335" draw:points="0,1335 3709,1335 3709,0 0,0">
          <text:p/>
        </draw:polygon>
        <draw:polygon draw:style-name="gr3" draw:text-style-name="P3" draw:layer="layout" svg:width="2.849cm" svg:height="1.333cm" svg:x="25.382cm" svg:y="9.648cm" svg:viewBox="0 0 2850 1334" draw:points="0,1334 2850,1334 2850,0 0,0">
          <text:p/>
        </draw:polygon>
        <draw:polygon draw:style-name="gr3" draw:text-style-name="P3" draw:layer="layout" svg:width="2.652cm" svg:height="1.333cm" svg:x="25.382cm" svg:y="6.314cm" svg:viewBox="0 0 2653 1334" draw:points="0,1334 2653,1334 2653,0 0,0">
          <text:p/>
        </draw:polygon>
        <draw:polygon draw:style-name="gr3" draw:text-style-name="P3" draw:layer="layout" svg:width="8.638cm" svg:height="1.334cm" svg:x="25.382cm" svg:y="2.98cm" svg:viewBox="0 0 8639 1335" draw:points="0,1335 8639,1335 8639,0 0,0">
          <text:p/>
        </draw:polygon>
        <draw:polygon draw:style-name="gr4" draw:text-style-name="P4" draw:layer="layout" svg:width="0cm" svg:height="0.123cm" svg:x="25.382cm" svg:y="19.782cm" svg:viewBox="0 0 0 124" draw:points="0,0 0,124">
          <text:p/>
        </draw:polygon>
        <draw:line draw:style-name="gr5" draw:text-style-name="P5" draw:layer="layout" svg:x1="25.382cm" svg:y1="19.782cm" svg:x2="25.382cm" svg:y2="19.906cm">
          <text:p/>
        </draw:line>
        <draw:polygon draw:style-name="gr4" draw:text-style-name="P4" draw:layer="layout" svg:width="0cm" svg:height="0.123cm" svg:x="28.805cm" svg:y="19.782cm" svg:viewBox="0 0 0 124" draw:points="0,0 0,124">
          <text:p/>
        </draw:polygon>
        <draw:line draw:style-name="gr5" draw:text-style-name="P5" draw:layer="layout" svg:x1="28.805cm" svg:y1="19.782cm" svg:x2="28.805cm" svg:y2="19.906cm">
          <text:p/>
        </draw:line>
        <draw:frame draw:style-name="gr6" draw:text-style-name="P7" draw:layer="layout" svg:width="2.474cm" svg:height="1.563cm" svg:x="24.148cm" svg:y="19.752cm">
          <draw:text-box>
            <text:p text:style-name="P6"><text:span text:style-name="T1">0</text:span><text:span text:style-name="T1">.</text:span><text:span text:style-name="T1">0</text:span><text:span text:style-name="T1">0</text:span></text:p>
          </draw:text-box>
        </draw:frame>
        <draw:polygon draw:style-name="gr4" draw:text-style-name="P4" draw:layer="layout" svg:width="0cm" svg:height="0.123cm" svg:x="32.229cm" svg:y="19.782cm" svg:viewBox="0 0 0 124" draw:points="0,0 0,124">
          <text:p/>
        </draw:polygon>
        <draw:line draw:style-name="gr5" draw:text-style-name="P5" draw:layer="layout" svg:x1="32.229cm" svg:y1="19.782cm" svg:x2="32.229cm" svg:y2="19.906cm">
          <text:p/>
        </draw:line>
        <draw:frame draw:style-name="gr6" draw:text-style-name="P7" draw:layer="layout" svg:width="2.474cm" svg:height="1.563cm" svg:x="27.571cm" svg:y="19.752cm">
          <draw:text-box>
            <text:p text:style-name="P6"><text:span text:style-name="T1">0</text:span><text:span text:style-name="T1">.</text:span><text:span text:style-name="T1">2</text:span><text:span text:style-name="T1">5</text:span></text:p>
          </draw:text-box>
        </draw:frame>
        <draw:polygon draw:style-name="gr4" draw:text-style-name="P4" draw:layer="layout" svg:width="0cm" svg:height="0.123cm" svg:x="35.652cm" svg:y="19.782cm" svg:viewBox="0 0 0 124" draw:points="0,0 0,124">
          <text:p/>
        </draw:polygon>
        <draw:line draw:style-name="gr5" draw:text-style-name="P5" draw:layer="layout" svg:x1="35.652cm" svg:y1="19.782cm" svg:x2="35.652cm" svg:y2="19.906cm">
          <text:p/>
        </draw:line>
        <draw:frame draw:style-name="gr6" draw:text-style-name="P7" draw:layer="layout" svg:width="2.474cm" svg:height="1.563cm" svg:x="30.995cm" svg:y="19.752cm">
          <draw:text-box>
            <text:p text:style-name="P6"><text:span text:style-name="T1">0.5</text:span><text:span text:style-name="T1">0</text:span></text:p>
          </draw:text-box>
        </draw:frame>
        <draw:polygon draw:style-name="gr4" draw:text-style-name="P4" draw:layer="layout" svg:width="0cm" svg:height="0.123cm" svg:x="39.076cm" svg:y="19.782cm" svg:viewBox="0 0 0 124" draw:points="0,0 0,124">
          <text:p/>
        </draw:polygon>
        <draw:line draw:style-name="gr5" draw:text-style-name="P5" draw:layer="layout" svg:x1="39.076cm" svg:y1="19.782cm" svg:x2="39.076cm" svg:y2="19.906cm">
          <text:p/>
        </draw:line>
        <draw:frame draw:style-name="gr6" draw:text-style-name="P7" draw:layer="layout" svg:width="2.474cm" svg:height="1.563cm" svg:x="34.418cm" svg:y="19.752cm">
          <draw:text-box>
            <text:p text:style-name="P6"><text:span text:style-name="T1">0</text:span><text:span text:style-name="T1">.</text:span><text:span text:style-name="T1">7</text:span><text:span text:style-name="T1">5</text:span></text:p>
          </draw:text-box>
        </draw:frame>
        <draw:polygon draw:style-name="gr4" draw:text-style-name="P4" draw:layer="layout" svg:width="0.123cm" svg:height="0cm" svg:x="25.258cm" svg:y="17.649cm" svg:viewBox="0 0 124 0" draw:points="124,0 0,0">
          <text:p/>
        </draw:polygon>
        <draw:line draw:style-name="gr5" draw:text-style-name="P5" draw:layer="layout" svg:x1="25.382cm" svg:y1="17.649cm" svg:x2="25.258cm" svg:y2="17.649cm">
          <text:p/>
        </draw:line>
        <draw:frame draw:style-name="gr6" draw:text-style-name="P7" draw:layer="layout" svg:width="2.474cm" svg:height="1.563cm" svg:x="37.841cm" svg:y="19.752cm">
          <draw:text-box>
            <text:p text:style-name="P6"><text:span text:style-name="T1">1</text:span><text:span text:style-name="T1">.</text:span><text:span text:style-name="T1">0</text:span><text:span text:style-name="T1">0</text:span></text:p>
          </draw:text-box>
        </draw:frame>
        <draw:polygon draw:style-name="gr4" draw:text-style-name="P4" draw:layer="layout" svg:width="0.123cm" svg:height="0cm" svg:x="25.258cm" svg:y="14.315cm" svg:viewBox="0 0 124 0" draw:points="124,0 0,0">
          <text:p/>
        </draw:polygon>
        <draw:line draw:style-name="gr5" draw:text-style-name="P5" draw:layer="layout" svg:x1="25.382cm" svg:y1="14.315cm" svg:x2="25.258cm" svg:y2="14.315cm">
          <text:p/>
        </draw:line>
        <draw:polygon draw:style-name="gr4" draw:text-style-name="P4" draw:layer="layout" svg:width="0.123cm" svg:height="0cm" svg:x="25.258cm" svg:y="10.981cm" svg:viewBox="0 0 124 0" draw:points="124,0 0,0">
          <text:p/>
        </draw:polygon>
        <draw:line draw:style-name="gr5" draw:text-style-name="P5" draw:layer="layout" svg:x1="25.382cm" svg:y1="10.981cm" svg:x2="25.258cm" svg:y2="10.981cm">
          <text:p/>
        </draw:line>
        <draw:polygon draw:style-name="gr4" draw:text-style-name="P4" draw:layer="layout" svg:width="0.123cm" svg:height="0cm" svg:x="25.258cm" svg:y="7.647cm" svg:viewBox="0 0 124 0" draw:points="124,0 0,0">
          <text:p/>
        </draw:polygon>
        <draw:line draw:style-name="gr5" draw:text-style-name="P5" draw:layer="layout" svg:x1="25.382cm" svg:y1="7.647cm" svg:x2="25.258cm" svg:y2="7.647cm">
          <text:p/>
        </draw:line>
        <draw:polygon draw:style-name="gr4" draw:text-style-name="P4" draw:layer="layout" svg:width="0.123cm" svg:height="0cm" svg:x="25.258cm" svg:y="4.314cm" svg:viewBox="0 0 124 0" draw:points="124,0 0,0">
          <text:p/>
        </draw:polygon>
        <draw:line draw:style-name="gr5" draw:text-style-name="P5" draw:layer="layout" svg:x1="25.382cm" svg:y1="4.314cm" svg:x2="25.258cm" svg:y2="4.314cm">
          <text:p/>
        </draw:line>
        <draw:line draw:style-name="gr7" draw:text-style-name="P5" draw:layer="layout" svg:x1="25.382cm" svg:y1="19.782cm" svg:x2="25.382cm" svg:y2="2.18cm">
          <text:p/>
        </draw:line>
        <draw:line draw:style-name="gr7" draw:text-style-name="P5" draw:layer="layout" svg:x1="39.076cm" svg:y1="19.782cm" svg:x2="39.076cm" svg:y2="2.18cm">
          <text:p/>
        </draw:line>
        <draw:line draw:style-name="gr7" draw:text-style-name="P5" draw:layer="layout" svg:x1="25.382cm" svg:y1="19.782cm" svg:x2="39.076cm" svg:y2="19.782cm">
          <text:p/>
        </draw:line>
        <draw:line draw:style-name="gr7" draw:text-style-name="P5" draw:layer="layout" svg:x1="25.382cm" svg:y1="2.18cm" svg:x2="39.076cm" svg:y2="2.18cm">
          <text:p/>
        </draw:line>
        <draw:polygon draw:style-name="gr1" draw:text-style-name="P1" draw:layer="layout" svg:width="13.694cm" svg:height="17.602cm" svg:x="41.814cm" svg:y="2.18cm" svg:viewBox="0 0 13695 17603" draw:points="0,17603 13695,17603 13695,0 0,0">
          <text:p/>
        </draw:polygon>
        <draw:polygon draw:style-name="gr2" draw:text-style-name="P2" draw:layer="layout" svg:width="0cm" svg:height="1.332cm" svg:x="41.814cm" svg:y="17.649cm" svg:viewBox="0 0 0 1333" draw:points="0,1333 0,0">
          <text:p/>
        </draw:polygon>
        <draw:polygon draw:style-name="gr2" draw:text-style-name="P2" draw:layer="layout" svg:width="0.533cm" svg:height="1.333cm" svg:x="41.814cm" svg:y="14.315cm" svg:viewBox="0 0 534 1334" draw:points="0,1334 534,1334 534,0 0,0">
          <text:p/>
        </draw:polygon>
        <draw:polygon draw:style-name="gr2" draw:text-style-name="P2" draw:layer="layout" svg:width="0.701cm" svg:height="1.334cm" svg:x="41.814cm" svg:y="10.981cm" svg:viewBox="0 0 702 1335" draw:points="0,1335 702,1335 702,0 0,0">
          <text:p/>
        </draw:polygon>
        <draw:polygon draw:style-name="gr8" draw:text-style-name="P2" draw:layer="layout" svg:width="0.62cm" svg:height="1.334cm" svg:x="41.814cm" svg:y="7.647cm" svg:viewBox="0 0 621 1335" draw:points="0,1335 621,1335 621,0 0,0">
          <text:p/>
        </draw:polygon>
        <draw:polygon draw:style-name="gr9" draw:text-style-name="P5" draw:layer="layout" svg:width="0.62cm" svg:height="1.334cm" svg:x="41.814cm" svg:y="7.647cm" svg:viewBox="0 0 621 1335" draw:points="0,1335 621,1335 621,0 0,0">
          <text:p/>
        </draw:polygon>
        <draw:polygon draw:style-name="gr2" draw:text-style-name="P2" draw:layer="layout" svg:width="10.464cm" svg:height="1.333cm" svg:x="41.814cm" svg:y="4.314cm" svg:viewBox="0 0 10465 1334" draw:points="0,1334 10465,1334 10465,0 0,0">
          <text:p/>
        </draw:polygon>
        <draw:polygon draw:style-name="gr3" draw:text-style-name="P3" draw:layer="layout" svg:width="0cm" svg:height="1.333cm" svg:x="41.814cm" svg:y="16.315cm" svg:viewBox="0 0 0 1334" draw:points="0,1334 0,0">
          <text:p/>
        </draw:polygon>
        <draw:polygon draw:style-name="gr3" draw:text-style-name="P3" draw:layer="layout" svg:width="0.549cm" svg:height="1.334cm" svg:x="41.814cm" svg:y="12.981cm" svg:viewBox="0 0 550 1335" draw:points="0,1335 550,1335 550,0 0,0">
          <text:p/>
        </draw:polygon>
        <draw:polygon draw:style-name="gr3" draw:text-style-name="P3" draw:layer="layout" svg:width="0.779cm" svg:height="1.333cm" svg:x="41.814cm" svg:y="9.648cm" svg:viewBox="0 0 780 1334" draw:points="0,1334 780,1334 780,0 0,0">
          <text:p/>
        </draw:polygon>
        <draw:polygon draw:style-name="gr3" draw:text-style-name="P3" draw:layer="layout" svg:width="0.624cm" svg:height="1.333cm" svg:x="41.814cm" svg:y="6.314cm" svg:viewBox="0 0 625 1334" draw:points="0,1334 625,1334 625,0 0,0">
          <text:p/>
        </draw:polygon>
        <draw:polygon draw:style-name="gr3" draw:text-style-name="P3" draw:layer="layout" svg:width="11.378cm" svg:height="1.334cm" svg:x="41.814cm" svg:y="2.98cm" svg:viewBox="0 0 11379 1335" draw:points="0,1335 11379,1335 11379,0 0,0">
          <text:p/>
        </draw:polygon>
        <draw:polygon draw:style-name="gr4" draw:text-style-name="P4" draw:layer="layout" svg:width="0cm" svg:height="0.123cm" svg:x="41.814cm" svg:y="19.782cm" svg:viewBox="0 0 0 124" draw:points="0,0 0,124">
          <text:p/>
        </draw:polygon>
        <draw:line draw:style-name="gr5" draw:text-style-name="P5" draw:layer="layout" svg:x1="41.814cm" svg:y1="19.782cm" svg:x2="41.814cm" svg:y2="19.906cm">
          <text:p/>
        </draw:line>
        <draw:frame draw:style-name="gr10" draw:text-style-name="P8" draw:layer="layout" svg:width="6.233cm" svg:height="2.346cm" svg:x="29.114cm" svg:y="-0.158cm">
          <draw:text-box>
            <text:p text:style-name="P6"><text:span text:style-name="T2">F</text:span><text:span text:style-name="T2">a</text:span><text:span text:style-name="T2">c</text:span><text:span text:style-name="T2">t</text:span><text:span text:style-name="T2">u</text:span><text:span text:style-name="T2">a</text:span><text:span text:style-name="T2">l</text:span></text:p>
          </draw:text-box>
        </draw:frame>
        <draw:polygon draw:style-name="gr4" draw:text-style-name="P4" draw:layer="layout" svg:width="0cm" svg:height="0.123cm" svg:x="45.238cm" svg:y="19.782cm" svg:viewBox="0 0 0 124" draw:points="0,0 0,124">
          <text:p/>
        </draw:polygon>
        <draw:line draw:style-name="gr5" draw:text-style-name="P5" draw:layer="layout" svg:x1="45.238cm" svg:y1="19.782cm" svg:x2="45.238cm" svg:y2="19.906cm">
          <text:p/>
        </draw:line>
        <draw:frame draw:style-name="gr6" draw:text-style-name="P7" draw:layer="layout" svg:width="2.474cm" svg:height="1.563cm" svg:x="40.58cm" svg:y="19.752cm">
          <draw:text-box>
            <text:p text:style-name="P6"><text:span text:style-name="T1">0</text:span><text:span text:style-name="T1">.</text:span><text:span text:style-name="T1">0</text:span><text:span text:style-name="T1">0</text:span></text:p>
          </draw:text-box>
        </draw:frame>
        <draw:polygon draw:style-name="gr4" draw:text-style-name="P4" draw:layer="layout" svg:width="0cm" svg:height="0.123cm" svg:x="48.661cm" svg:y="19.782cm" svg:viewBox="0 0 0 124" draw:points="0,0 0,124">
          <text:p/>
        </draw:polygon>
        <draw:line draw:style-name="gr5" draw:text-style-name="P5" draw:layer="layout" svg:x1="48.661cm" svg:y1="19.782cm" svg:x2="48.661cm" svg:y2="19.906cm">
          <text:p/>
        </draw:line>
        <draw:frame draw:style-name="gr6" draw:text-style-name="P7" draw:layer="layout" svg:width="2.474cm" svg:height="1.563cm" svg:x="44.004cm" svg:y="19.752cm">
          <draw:text-box>
            <text:p text:style-name="P6"><text:span text:style-name="T1">0</text:span><text:span text:style-name="T1">.</text:span><text:span text:style-name="T1">2</text:span><text:span text:style-name="T1">5</text:span></text:p>
          </draw:text-box>
        </draw:frame>
        <draw:polygon draw:style-name="gr4" draw:text-style-name="P4" draw:layer="layout" svg:width="0cm" svg:height="0.123cm" svg:x="52.085cm" svg:y="19.782cm" svg:viewBox="0 0 0 124" draw:points="0,0 0,124">
          <text:p/>
        </draw:polygon>
        <draw:line draw:style-name="gr5" draw:text-style-name="P5" draw:layer="layout" svg:x1="52.085cm" svg:y1="19.782cm" svg:x2="52.085cm" svg:y2="19.906cm">
          <text:p/>
        </draw:line>
        <draw:frame draw:style-name="gr6" draw:text-style-name="P7" draw:layer="layout" svg:width="2.474cm" svg:height="1.563cm" svg:x="47.427cm" svg:y="19.752cm">
          <draw:text-box>
            <text:p text:style-name="P6"><text:span text:style-name="T1">0</text:span><text:span text:style-name="T1">.</text:span><text:span text:style-name="T1">5</text:span><text:span text:style-name="T1">0</text:span></text:p>
          </draw:text-box>
        </draw:frame>
        <draw:polygon draw:style-name="gr4" draw:text-style-name="P4" draw:layer="layout" svg:width="0cm" svg:height="0.123cm" svg:x="55.508cm" svg:y="19.782cm" svg:viewBox="0 0 0 124" draw:points="0,0 0,124">
          <text:p/>
        </draw:polygon>
        <draw:line draw:style-name="gr5" draw:text-style-name="P5" draw:layer="layout" svg:x1="55.508cm" svg:y1="19.782cm" svg:x2="55.508cm" svg:y2="19.906cm">
          <text:p/>
        </draw:line>
        <draw:frame draw:style-name="gr6" draw:text-style-name="P7" draw:layer="layout" svg:width="2.474cm" svg:height="1.563cm" svg:x="50.851cm" svg:y="19.752cm">
          <draw:text-box>
            <text:p text:style-name="P6"><text:span text:style-name="T1">0</text:span><text:span text:style-name="T1">.</text:span><text:span text:style-name="T1">7</text:span><text:span text:style-name="T1">5</text:span></text:p>
          </draw:text-box>
        </draw:frame>
        <draw:polygon draw:style-name="gr4" draw:text-style-name="P4" draw:layer="layout" svg:width="0.122cm" svg:height="0cm" svg:x="41.691cm" svg:y="17.649cm" svg:viewBox="0 0 123 0" draw:points="123,0 0,0">
          <text:p/>
        </draw:polygon>
        <draw:line draw:style-name="gr5" draw:text-style-name="P5" draw:layer="layout" svg:x1="41.814cm" svg:y1="17.649cm" svg:x2="41.691cm" svg:y2="17.649cm">
          <text:p/>
        </draw:line>
        <draw:polygon draw:style-name="gr4" draw:text-style-name="P4" draw:layer="layout" svg:width="0.122cm" svg:height="0cm" svg:x="41.691cm" svg:y="14.315cm" svg:viewBox="0 0 123 0" draw:points="123,0 0,0">
          <text:p/>
        </draw:polygon>
        <draw:line draw:style-name="gr5" draw:text-style-name="P5" draw:layer="layout" svg:x1="41.814cm" svg:y1="14.315cm" svg:x2="41.691cm" svg:y2="14.315cm">
          <text:p/>
        </draw:line>
        <draw:polygon draw:style-name="gr4" draw:text-style-name="P4" draw:layer="layout" svg:width="0.122cm" svg:height="0cm" svg:x="41.691cm" svg:y="10.981cm" svg:viewBox="0 0 123 0" draw:points="123,0 0,0">
          <text:p/>
        </draw:polygon>
        <draw:line draw:style-name="gr5" draw:text-style-name="P5" draw:layer="layout" svg:x1="41.814cm" svg:y1="10.981cm" svg:x2="41.691cm" svg:y2="10.981cm">
          <text:p/>
        </draw:line>
        <draw:polygon draw:style-name="gr4" draw:text-style-name="P4" draw:layer="layout" svg:width="0.122cm" svg:height="0cm" svg:x="41.691cm" svg:y="7.647cm" svg:viewBox="0 0 123 0" draw:points="123,0 0,0">
          <text:p/>
        </draw:polygon>
        <draw:line draw:style-name="gr5" draw:text-style-name="P5" draw:layer="layout" svg:x1="41.814cm" svg:y1="7.647cm" svg:x2="41.691cm" svg:y2="7.647cm">
          <text:p/>
        </draw:line>
        <draw:polygon draw:style-name="gr4" draw:text-style-name="P4" draw:layer="layout" svg:width="0.122cm" svg:height="0cm" svg:x="41.691cm" svg:y="4.314cm" svg:viewBox="0 0 123 0" draw:points="123,0 0,0">
          <text:p/>
        </draw:polygon>
        <draw:line draw:style-name="gr5" draw:text-style-name="P5" draw:layer="layout" svg:x1="41.814cm" svg:y1="4.314cm" svg:x2="41.691cm" svg:y2="4.314cm">
          <text:p/>
        </draw:line>
        <draw:line draw:style-name="gr7" draw:text-style-name="P5" draw:layer="layout" svg:x1="41.814cm" svg:y1="19.782cm" svg:x2="41.814cm" svg:y2="2.18cm">
          <text:p/>
        </draw:line>
        <draw:line draw:style-name="gr7" draw:text-style-name="P5" draw:layer="layout" svg:x1="55.508cm" svg:y1="19.782cm" svg:x2="55.508cm" svg:y2="2.18cm">
          <text:p/>
        </draw:line>
        <draw:line draw:style-name="gr7" draw:text-style-name="P5" draw:layer="layout" svg:x1="41.814cm" svg:y1="19.782cm" svg:x2="55.508cm" svg:y2="19.782cm">
          <text:p/>
        </draw:line>
        <draw:line draw:style-name="gr7" draw:text-style-name="P5" draw:layer="layout" svg:x1="41.814cm" svg:y1="2.18cm" svg:x2="55.508cm" svg:y2="2.18cm">
          <text:p/>
        </draw:line>
        <draw:frame draw:style-name="gr6" draw:text-style-name="P7" draw:layer="layout" svg:width="2.474cm" svg:height="1.563cm" svg:x="54.274cm" svg:y="19.752cm">
          <draw:text-box>
            <text:p text:style-name="P6"><text:span text:style-name="T1">1</text:span><text:span text:style-name="T1">.</text:span><text:span text:style-name="T1">0</text:span><text:span text:style-name="T1">0</text:span></text:p>
          </draw:text-box>
        </draw:frame>
        <draw:polygon draw:style-name="gr1" draw:text-style-name="P1" draw:layer="layout" svg:width="13.694cm" svg:height="17.602cm" svg:x="58.247cm" svg:y="2.18cm" svg:viewBox="0 0 13695 17603" draw:points="0,17603 13695,17603 13695,0 0,0">
          <text:p/>
        </draw:polygon>
        <draw:polygon draw:style-name="gr2" draw:text-style-name="P2" draw:layer="layout" svg:width="0.186cm" svg:height="1.333cm" svg:x="58.247cm" svg:y="17.649cm" svg:viewBox="0 0 187 1334" draw:points="0,1334 187,1334 187,0 0,0">
          <text:p/>
        </draw:polygon>
        <draw:polygon draw:style-name="gr2" draw:text-style-name="P2" draw:layer="layout" svg:width="9.664cm" svg:height="1.333cm" svg:x="58.247cm" svg:y="14.315cm" svg:viewBox="0 0 9665 1334" draw:points="0,1334 9665,1334 9665,0 0,0">
          <text:p/>
        </draw:polygon>
        <draw:polygon draw:style-name="gr2" draw:text-style-name="P2" draw:layer="layout" svg:width="6.996cm" svg:height="1.334cm" svg:x="58.247cm" svg:y="10.981cm" svg:viewBox="0 0 6997 1335" draw:points="0,1335 6997,1335 6997,0 0,0">
          <text:p/>
        </draw:polygon>
        <draw:polygon draw:style-name="gr2" draw:text-style-name="P2" draw:layer="layout" svg:width="7.01cm" svg:height="1.334cm" svg:x="58.247cm" svg:y="7.647cm" svg:viewBox="0 0 7011 1335" draw:points="0,1335 7011,1335 7011,0 0,0">
          <text:p/>
        </draw:polygon>
        <draw:polygon draw:style-name="gr2" draw:text-style-name="P2" draw:layer="layout" svg:width="12.397cm" svg:height="1.333cm" svg:x="58.247cm" svg:y="4.314cm" svg:viewBox="0 0 12398 1334" draw:points="0,1334 12398,1334 12398,0 0,0">
          <text:p/>
        </draw:polygon>
        <draw:polygon draw:style-name="gr3" draw:text-style-name="P3" draw:layer="layout" svg:width="0.159cm" svg:height="1.334cm" svg:x="58.247cm" svg:y="16.315cm" svg:viewBox="0 0 160 1335" draw:points="0,1335 160,1335 160,0 0,0">
          <text:p/>
        </draw:polygon>
        <draw:polygon draw:style-name="gr3" draw:text-style-name="P3" draw:layer="layout" svg:width="10.999cm" svg:height="1.334cm" svg:x="58.247cm" svg:y="12.981cm" svg:viewBox="0 0 11000 1335" draw:points="0,1335 11000,1335 11000,0 0,0">
          <text:p/>
        </draw:polygon>
        <draw:polygon draw:style-name="gr3" draw:text-style-name="P3" draw:layer="layout" svg:width="9.975cm" svg:height="1.333cm" svg:x="58.247cm" svg:y="9.648cm" svg:viewBox="0 0 9976 1334" draw:points="0,1334 9976,1334 9976,0 0,0">
          <text:p/>
        </draw:polygon>
        <draw:polygon draw:style-name="gr3" draw:text-style-name="P3" draw:layer="layout" svg:width="6.982cm" svg:height="1.333cm" svg:x="58.247cm" svg:y="6.314cm" svg:viewBox="0 0 6983 1334" draw:points="0,1334 6983,1334 6983,0 0,0">
          <text:p/>
        </draw:polygon>
        <draw:polygon draw:style-name="gr3" draw:text-style-name="P3" draw:layer="layout" svg:width="12.57cm" svg:height="1.334cm" svg:x="58.247cm" svg:y="2.98cm" svg:viewBox="0 0 12571 1335" draw:points="0,1335 12571,1335 12571,0 0,0">
          <text:p/>
        </draw:polygon>
        <draw:polygon draw:style-name="gr4" draw:text-style-name="P4" draw:layer="layout" svg:width="0cm" svg:height="0.123cm" svg:x="58.247cm" svg:y="19.782cm" svg:viewBox="0 0 0 124" draw:points="0,0 0,124">
          <text:p/>
        </draw:polygon>
        <draw:line draw:style-name="gr5" draw:text-style-name="P5" draw:layer="layout" svg:x1="58.247cm" svg:y1="19.782cm" svg:x2="58.247cm" svg:y2="19.906cm">
          <text:p/>
        </draw:line>
        <draw:frame draw:style-name="gr10" draw:text-style-name="P8" draw:layer="layout" svg:width="8.587cm" svg:height="2.346cm" svg:x="44.37cm" svg:y="-0.162cm">
          <draw:text-box>
            <text:p text:style-name="P6"><text:span text:style-name="T2">L</text:span><text:span text:style-name="T2">i</text:span><text:span text:style-name="T2">n</text:span><text:span text:style-name="T2">g</text:span><text:span text:style-name="T2">u</text:span><text:span text:style-name="T2">i</text:span><text:span text:style-name="T2">s</text:span><text:span text:style-name="T2">t</text:span><text:span text:style-name="T2">i</text:span><text:span text:style-name="T2">c</text:span></text:p>
          </draw:text-box>
        </draw:frame>
        <draw:polygon draw:style-name="gr4" draw:text-style-name="P4" draw:layer="layout" svg:width="0cm" svg:height="0.123cm" svg:x="61.671cm" svg:y="19.782cm" svg:viewBox="0 0 0 124" draw:points="0,0 0,124">
          <text:p/>
        </draw:polygon>
        <draw:line draw:style-name="gr5" draw:text-style-name="P5" draw:layer="layout" svg:x1="61.671cm" svg:y1="19.782cm" svg:x2="61.671cm" svg:y2="19.906cm">
          <text:p/>
        </draw:line>
        <draw:frame draw:style-name="gr6" draw:text-style-name="P7" draw:layer="layout" svg:width="2.474cm" svg:height="1.563cm" svg:x="57.013cm" svg:y="19.752cm">
          <draw:text-box>
            <text:p text:style-name="P6"><text:span text:style-name="T1">0</text:span><text:span text:style-name="T1">.</text:span><text:span text:style-name="T1">0</text:span><text:span text:style-name="T1">0</text:span></text:p>
          </draw:text-box>
        </draw:frame>
        <draw:polygon draw:style-name="gr4" draw:text-style-name="P4" draw:layer="layout" svg:width="0cm" svg:height="0.123cm" svg:x="65.094cm" svg:y="19.782cm" svg:viewBox="0 0 0 124" draw:points="0,0 0,124">
          <text:p/>
        </draw:polygon>
        <draw:line draw:style-name="gr5" draw:text-style-name="P5" draw:layer="layout" svg:x1="65.094cm" svg:y1="19.782cm" svg:x2="65.094cm" svg:y2="19.906cm">
          <text:p/>
        </draw:line>
        <draw:frame draw:style-name="gr6" draw:text-style-name="P7" draw:layer="layout" svg:width="2.474cm" svg:height="1.563cm" svg:x="60.436cm" svg:y="19.752cm">
          <draw:text-box>
            <text:p text:style-name="P6"><text:span text:style-name="T1">0</text:span><text:span text:style-name="T1">.</text:span><text:span text:style-name="T1">2</text:span><text:span text:style-name="T1">5</text:span></text:p>
          </draw:text-box>
        </draw:frame>
        <draw:polygon draw:style-name="gr4" draw:text-style-name="P4" draw:layer="layout" svg:width="0cm" svg:height="0.123cm" svg:x="68.518cm" svg:y="19.782cm" svg:viewBox="0 0 0 124" draw:points="0,0 0,124">
          <text:p/>
        </draw:polygon>
        <draw:line draw:style-name="gr5" draw:text-style-name="P5" draw:layer="layout" svg:x1="68.518cm" svg:y1="19.782cm" svg:x2="68.518cm" svg:y2="19.906cm">
          <text:p/>
        </draw:line>
        <draw:frame draw:style-name="gr6" draw:text-style-name="P7" draw:layer="layout" svg:width="2.474cm" svg:height="1.563cm" svg:x="63.86cm" svg:y="19.752cm">
          <draw:text-box>
            <text:p text:style-name="P6"><text:span text:style-name="T1">0</text:span><text:span text:style-name="T1">.</text:span><text:span text:style-name="T1">5</text:span><text:span text:style-name="T1">0</text:span></text:p>
          </draw:text-box>
        </draw:frame>
        <draw:polygon draw:style-name="gr4" draw:text-style-name="P4" draw:layer="layout" svg:width="0cm" svg:height="0.123cm" svg:x="71.941cm" svg:y="19.782cm" svg:viewBox="0 0 0 124" draw:points="0,0 0,124">
          <text:p/>
        </draw:polygon>
        <draw:line draw:style-name="gr5" draw:text-style-name="P5" draw:layer="layout" svg:x1="71.941cm" svg:y1="19.782cm" svg:x2="71.941cm" svg:y2="19.906cm">
          <text:p/>
        </draw:line>
        <draw:frame draw:style-name="gr6" draw:text-style-name="P7" draw:layer="layout" svg:width="2.474cm" svg:height="1.563cm" svg:x="67.283cm" svg:y="19.752cm">
          <draw:text-box>
            <text:p text:style-name="P6"><text:span text:style-name="T1">0</text:span><text:span text:style-name="T1">.</text:span><text:span text:style-name="T1">7</text:span><text:span text:style-name="T1">5</text:span></text:p>
          </draw:text-box>
        </draw:frame>
        <draw:polygon draw:style-name="gr4" draw:text-style-name="P4" draw:layer="layout" svg:width="0.122cm" svg:height="0cm" svg:x="58.124cm" svg:y="17.649cm" svg:viewBox="0 0 123 0" draw:points="123,0 0,0">
          <text:p/>
        </draw:polygon>
        <draw:line draw:style-name="gr5" draw:text-style-name="P5" draw:layer="layout" svg:x1="58.247cm" svg:y1="17.649cm" svg:x2="58.124cm" svg:y2="17.649cm">
          <text:p/>
        </draw:line>
        <draw:polygon draw:style-name="gr4" draw:text-style-name="P4" draw:layer="layout" svg:width="0.122cm" svg:height="0cm" svg:x="58.124cm" svg:y="14.315cm" svg:viewBox="0 0 123 0" draw:points="123,0 0,0">
          <text:p/>
        </draw:polygon>
        <draw:line draw:style-name="gr5" draw:text-style-name="P5" draw:layer="layout" svg:x1="58.247cm" svg:y1="14.315cm" svg:x2="58.124cm" svg:y2="14.315cm">
          <text:p/>
        </draw:line>
        <draw:polygon draw:style-name="gr4" draw:text-style-name="P4" draw:layer="layout" svg:width="0.122cm" svg:height="0cm" svg:x="58.124cm" svg:y="10.981cm" svg:viewBox="0 0 123 0" draw:points="123,0 0,0">
          <text:p/>
        </draw:polygon>
        <draw:line draw:style-name="gr5" draw:text-style-name="P5" draw:layer="layout" svg:x1="58.247cm" svg:y1="10.981cm" svg:x2="58.124cm" svg:y2="10.981cm">
          <text:p/>
        </draw:line>
        <draw:polygon draw:style-name="gr4" draw:text-style-name="P4" draw:layer="layout" svg:width="0.122cm" svg:height="0cm" svg:x="58.124cm" svg:y="7.647cm" svg:viewBox="0 0 123 0" draw:points="123,0 0,0">
          <text:p/>
        </draw:polygon>
        <draw:line draw:style-name="gr5" draw:text-style-name="P5" draw:layer="layout" svg:x1="58.247cm" svg:y1="7.647cm" svg:x2="58.124cm" svg:y2="7.647cm">
          <text:p/>
        </draw:line>
        <draw:polygon draw:style-name="gr4" draw:text-style-name="P4" draw:layer="layout" svg:width="0.122cm" svg:height="0cm" svg:x="58.124cm" svg:y="4.314cm" svg:viewBox="0 0 123 0" draw:points="123,0 0,0">
          <text:p/>
        </draw:polygon>
        <draw:line draw:style-name="gr5" draw:text-style-name="P5" draw:layer="layout" svg:x1="58.247cm" svg:y1="4.314cm" svg:x2="58.124cm" svg:y2="4.314cm">
          <text:p/>
        </draw:line>
        <draw:line draw:style-name="gr7" draw:text-style-name="P5" draw:layer="layout" svg:x1="58.247cm" svg:y1="19.782cm" svg:x2="58.247cm" svg:y2="2.18cm">
          <text:p/>
        </draw:line>
        <draw:line draw:style-name="gr7" draw:text-style-name="P5" draw:layer="layout" svg:x1="71.941cm" svg:y1="19.782cm" svg:x2="71.941cm" svg:y2="2.18cm">
          <text:p/>
        </draw:line>
        <draw:line draw:style-name="gr7" draw:text-style-name="P5" draw:layer="layout" svg:x1="58.247cm" svg:y1="19.782cm" svg:x2="71.941cm" svg:y2="19.782cm">
          <text:p/>
        </draw:line>
        <draw:line draw:style-name="gr7" draw:text-style-name="P5" draw:layer="layout" svg:x1="58.247cm" svg:y1="2.18cm" svg:x2="71.941cm" svg:y2="2.18cm">
          <text:p/>
        </draw:line>
        <draw:frame draw:style-name="gr6" draw:text-style-name="P7" draw:layer="layout" svg:width="2.474cm" svg:height="1.563cm" svg:x="70.707cm" svg:y="19.752cm">
          <draw:text-box>
            <text:p text:style-name="P6"><text:span text:style-name="T1">1</text:span><text:span text:style-name="T1">.</text:span><text:span text:style-name="T1">0</text:span><text:span text:style-name="T1">0</text:span></text:p>
          </draw:text-box>
        </draw:frame>
        <draw:polygon draw:style-name="gr1" draw:text-style-name="P1" draw:layer="layout" svg:width="13.694cm" svg:height="17.602cm" svg:x="74.68cm" svg:y="2.18cm" svg:viewBox="0 0 13695 17603" draw:points="0,17603 13695,17603 13695,0 0,0">
          <text:p/>
        </draw:polygon>
        <draw:polygon draw:style-name="gr2" draw:text-style-name="P2" draw:layer="layout" svg:width="0.126cm" svg:height="1.333cm" svg:x="74.68cm" svg:y="17.649cm" svg:viewBox="0 0 127 1334" draw:points="0,1334 127,1334 127,0 0,0">
          <text:p/>
        </draw:polygon>
        <draw:polygon draw:style-name="gr2" draw:text-style-name="P2" draw:layer="layout" svg:width="4.032cm" svg:height="1.333cm" svg:x="74.68cm" svg:y="14.315cm" svg:viewBox="0 0 4033 1334" draw:points="0,1334 4033,1334 4033,0 0,0">
          <text:p/>
        </draw:polygon>
        <draw:polygon draw:style-name="gr2" draw:text-style-name="P2" draw:layer="layout" svg:width="4.169cm" svg:height="1.334cm" svg:x="74.68cm" svg:y="10.981cm" svg:viewBox="0 0 4170 1335" draw:points="0,1335 4170,1335 4170,0 0,0">
          <text:p/>
        </draw:polygon>
        <draw:polygon draw:style-name="gr2" draw:text-style-name="P2" draw:layer="layout" svg:width="4.305cm" svg:height="1.334cm" svg:x="74.68cm" svg:y="7.647cm" svg:viewBox="0 0 4306 1335" draw:points="0,1335 4306,1335 4306,0 0,0">
          <text:p/>
        </draw:polygon>
        <draw:polygon draw:style-name="gr2" draw:text-style-name="P2" draw:layer="layout" svg:width="10.264cm" svg:height="1.333cm" svg:x="74.68cm" svg:y="4.314cm" svg:viewBox="0 0 10265 1334" draw:points="0,1334 10265,1334 10265,0 0,0">
          <text:p/>
        </draw:polygon>
        <draw:polygon draw:style-name="gr3" draw:text-style-name="P3" draw:layer="layout" svg:width="0.189cm" svg:height="1.334cm" svg:x="74.68cm" svg:y="16.315cm" svg:viewBox="0 0 190 1335" draw:points="0,1335 190,1335 190,0 0,0">
          <text:p/>
        </draw:polygon>
        <draw:polygon draw:style-name="gr3" draw:text-style-name="P3" draw:layer="layout" svg:width="4.241cm" svg:height="1.334cm" svg:x="74.68cm" svg:y="12.981cm" svg:viewBox="0 0 4242 1335" draw:points="0,1335 4242,1335 4242,0 0,0">
          <text:p/>
        </draw:polygon>
        <draw:polygon draw:style-name="gr3" draw:text-style-name="P3" draw:layer="layout" svg:width="4.942cm" svg:height="1.333cm" svg:x="74.68cm" svg:y="9.648cm" svg:viewBox="0 0 4943 1334" draw:points="0,1334 4943,1334 4943,0 0,0">
          <text:p/>
        </draw:polygon>
        <draw:polygon draw:style-name="gr3" draw:text-style-name="P3" draw:layer="layout" svg:width="4.103cm" svg:height="1.333cm" svg:x="74.68cm" svg:y="6.314cm" svg:viewBox="0 0 4104 1334" draw:points="0,1334 4104,1334 4104,0 0,0">
          <text:p/>
        </draw:polygon>
        <draw:polygon draw:style-name="gr3" draw:text-style-name="P3" draw:layer="layout" svg:width="10.664cm" svg:height="1.334cm" svg:x="74.68cm" svg:y="2.98cm" svg:viewBox="0 0 10665 1335" draw:points="0,1335 10665,1335 10665,0 0,0">
          <text:p/>
        </draw:polygon>
        <draw:polygon draw:style-name="gr4" draw:text-style-name="P4" draw:layer="layout" svg:width="0cm" svg:height="0.123cm" svg:x="74.68cm" svg:y="19.782cm" svg:viewBox="0 0 0 124" draw:points="0,0 0,124">
          <text:p/>
        </draw:polygon>
        <draw:line draw:style-name="gr5" draw:text-style-name="P5" draw:layer="layout" svg:x1="74.68cm" svg:y1="19.782cm" svg:x2="74.68cm" svg:y2="19.906cm">
          <text:p/>
        </draw:line>
        <draw:frame draw:style-name="gr10" draw:text-style-name="P8" draw:layer="layout" svg:width="3.765cm" svg:height="2.346cm" svg:x="63.213cm" svg:y="-0.158cm">
          <draw:text-box>
            <text:p text:style-name="P6"><text:span text:style-name="T2">B</text:span><text:span text:style-name="T2">i</text:span><text:span text:style-name="T2">a</text:span><text:span text:style-name="T2">s</text:span></text:p>
          </draw:text-box>
        </draw:frame>
        <draw:polygon draw:style-name="gr4" draw:text-style-name="P4" draw:layer="layout" svg:width="0cm" svg:height="0.123cm" svg:x="78.103cm" svg:y="19.782cm" svg:viewBox="0 0 0 124" draw:points="0,0 0,124">
          <text:p/>
        </draw:polygon>
        <draw:line draw:style-name="gr5" draw:text-style-name="P5" draw:layer="layout" svg:x1="78.103cm" svg:y1="19.782cm" svg:x2="78.103cm" svg:y2="19.906cm">
          <text:p/>
        </draw:line>
        <draw:frame draw:style-name="gr6" draw:text-style-name="P7" draw:layer="layout" svg:width="2.474cm" svg:height="1.563cm" svg:x="73.446cm" svg:y="19.752cm">
          <draw:text-box>
            <text:p text:style-name="P6"><text:span text:style-name="T1">0</text:span><text:span text:style-name="T1">.</text:span><text:span text:style-name="T1">0</text:span><text:span text:style-name="T1">0</text:span></text:p>
          </draw:text-box>
        </draw:frame>
        <draw:polygon draw:style-name="gr4" draw:text-style-name="P4" draw:layer="layout" svg:width="0cm" svg:height="0.123cm" svg:x="81.527cm" svg:y="19.782cm" svg:viewBox="0 0 0 124" draw:points="0,0 0,124">
          <text:p/>
        </draw:polygon>
        <draw:line draw:style-name="gr5" draw:text-style-name="P5" draw:layer="layout" svg:x1="81.527cm" svg:y1="19.782cm" svg:x2="81.527cm" svg:y2="19.906cm">
          <text:p/>
        </draw:line>
        <draw:frame draw:style-name="gr6" draw:text-style-name="P7" draw:layer="layout" svg:width="2.474cm" svg:height="1.563cm" svg:x="76.869cm" svg:y="19.752cm">
          <draw:text-box>
            <text:p text:style-name="P6"><text:span text:style-name="T1">0</text:span><text:span text:style-name="T1">.</text:span><text:span text:style-name="T1">2</text:span><text:span text:style-name="T1">5</text:span></text:p>
          </draw:text-box>
        </draw:frame>
        <draw:polygon draw:style-name="gr4" draw:text-style-name="P4" draw:layer="layout" svg:width="0cm" svg:height="0.123cm" svg:x="84.95cm" svg:y="19.782cm" svg:viewBox="0 0 0 124" draw:points="0,0 0,124">
          <text:p/>
        </draw:polygon>
        <draw:line draw:style-name="gr5" draw:text-style-name="P5" draw:layer="layout" svg:x1="84.95cm" svg:y1="19.782cm" svg:x2="84.95cm" svg:y2="19.906cm">
          <text:p/>
        </draw:line>
        <draw:frame draw:style-name="gr6" draw:text-style-name="P7" draw:layer="layout" svg:width="2.474cm" svg:height="1.563cm" svg:x="80.293cm" svg:y="19.752cm">
          <draw:text-box>
            <text:p text:style-name="P6"><text:span text:style-name="T1">0</text:span><text:span text:style-name="T1">.</text:span><text:span text:style-name="T1">5</text:span><text:span text:style-name="T1">0</text:span></text:p>
          </draw:text-box>
        </draw:frame>
        <draw:polygon draw:style-name="gr4" draw:text-style-name="P4" draw:layer="layout" svg:width="0cm" svg:height="0.123cm" svg:x="88.374cm" svg:y="19.782cm" svg:viewBox="0 0 0 124" draw:points="0,0 0,124">
          <text:p/>
        </draw:polygon>
        <draw:line draw:style-name="gr5" draw:text-style-name="P5" draw:layer="layout" svg:x1="88.374cm" svg:y1="19.782cm" svg:x2="88.374cm" svg:y2="19.906cm">
          <text:p/>
        </draw:line>
        <draw:frame draw:style-name="gr6" draw:text-style-name="P7" draw:layer="layout" svg:width="2.474cm" svg:height="1.563cm" svg:x="83.716cm" svg:y="19.752cm">
          <draw:text-box>
            <text:p text:style-name="P6"><text:span text:style-name="T1">0</text:span><text:span text:style-name="T1">.</text:span><text:span text:style-name="T1">7</text:span><text:span text:style-name="T1">5</text:span></text:p>
          </draw:text-box>
        </draw:frame>
        <draw:polygon draw:style-name="gr4" draw:text-style-name="P4" draw:layer="layout" svg:width="0.123cm" svg:height="0cm" svg:x="74.556cm" svg:y="17.649cm" svg:viewBox="0 0 124 0" draw:points="124,0 0,0">
          <text:p/>
        </draw:polygon>
        <draw:line draw:style-name="gr5" draw:text-style-name="P5" draw:layer="layout" svg:x1="74.68cm" svg:y1="17.649cm" svg:x2="74.556cm" svg:y2="17.649cm">
          <text:p/>
        </draw:line>
        <draw:polygon draw:style-name="gr4" draw:text-style-name="P4" draw:layer="layout" svg:width="0.123cm" svg:height="0cm" svg:x="74.556cm" svg:y="14.315cm" svg:viewBox="0 0 124 0" draw:points="124,0 0,0">
          <text:p/>
        </draw:polygon>
        <draw:line draw:style-name="gr5" draw:text-style-name="P5" draw:layer="layout" svg:x1="74.68cm" svg:y1="14.315cm" svg:x2="74.556cm" svg:y2="14.315cm">
          <text:p/>
        </draw:line>
        <draw:polygon draw:style-name="gr4" draw:text-style-name="P4" draw:layer="layout" svg:width="0.123cm" svg:height="0cm" svg:x="74.556cm" svg:y="10.981cm" svg:viewBox="0 0 124 0" draw:points="124,0 0,0">
          <text:p/>
        </draw:polygon>
        <draw:line draw:style-name="gr5" draw:text-style-name="P5" draw:layer="layout" svg:x1="74.68cm" svg:y1="10.981cm" svg:x2="74.556cm" svg:y2="10.981cm">
          <text:p/>
        </draw:line>
        <draw:polygon draw:style-name="gr4" draw:text-style-name="P4" draw:layer="layout" svg:width="0.123cm" svg:height="0cm" svg:x="74.556cm" svg:y="7.647cm" svg:viewBox="0 0 124 0" draw:points="124,0 0,0">
          <text:p/>
        </draw:polygon>
        <draw:line draw:style-name="gr5" draw:text-style-name="P5" draw:layer="layout" svg:x1="74.68cm" svg:y1="7.647cm" svg:x2="74.556cm" svg:y2="7.647cm">
          <text:p/>
        </draw:line>
        <draw:polygon draw:style-name="gr4" draw:text-style-name="P4" draw:layer="layout" svg:width="0.123cm" svg:height="0cm" svg:x="74.556cm" svg:y="4.314cm" svg:viewBox="0 0 124 0" draw:points="124,0 0,0">
          <text:p/>
        </draw:polygon>
        <draw:line draw:style-name="gr5" draw:text-style-name="P5" draw:layer="layout" svg:x1="74.68cm" svg:y1="4.314cm" svg:x2="74.556cm" svg:y2="4.314cm">
          <text:p/>
        </draw:line>
        <draw:line draw:style-name="gr7" draw:text-style-name="P5" draw:layer="layout" svg:x1="74.68cm" svg:y1="19.782cm" svg:x2="74.68cm" svg:y2="2.18cm">
          <text:p/>
        </draw:line>
        <draw:line draw:style-name="gr7" draw:text-style-name="P5" draw:layer="layout" svg:x1="88.374cm" svg:y1="19.782cm" svg:x2="88.374cm" svg:y2="2.18cm">
          <text:p/>
        </draw:line>
        <draw:line draw:style-name="gr7" draw:text-style-name="P5" draw:layer="layout" svg:x1="74.68cm" svg:y1="19.782cm" svg:x2="88.374cm" svg:y2="19.782cm">
          <text:p/>
        </draw:line>
        <draw:line draw:style-name="gr7" draw:text-style-name="P5" draw:layer="layout" svg:x1="74.68cm" svg:y1="2.18cm" svg:x2="88.374cm" svg:y2="2.18cm">
          <text:p/>
        </draw:line>
        <draw:frame draw:style-name="gr6" draw:text-style-name="P7" draw:layer="layout" svg:width="2.474cm" svg:height="1.563cm" svg:x="87.14cm" svg:y="19.752cm">
          <draw:text-box>
            <text:p text:style-name="P6"><text:span text:style-name="T1">1</text:span><text:span text:style-name="T1">.</text:span><text:span text:style-name="T1">0</text:span><text:span text:style-name="T1">0</text:span></text:p>
          </draw:text-box>
        </draw:frame>
        <draw:frame draw:style-name="gr10" draw:text-style-name="P8" draw:layer="layout" svg:width="12.469cm" svg:height="2.346cm" svg:x="75.296cm" svg:y="-0.158cm">
          <draw:text-box>
            <text:p text:style-name="P6"><text:span text:style-name="T2">C</text:span><text:span text:style-name="T2">o</text:span><text:span text:style-name="T2">m</text:span><text:span text:style-name="T2">m</text:span><text:span text:style-name="T2">o</text:span><text:span text:style-name="T2">n</text:span><text:span text:style-name="T2">s</text:span><text:span text:style-name="T2">e</text:span><text:span text:style-name="T2">n</text:span><text:span text:style-name="T2">s</text:span><text:span text:style-name="T2">e</text:span></text:p>
          </draw:text-box>
        </draw:frame>
        <draw:polygon draw:style-name="gr4" draw:text-style-name="P4" draw:layer="layout" svg:width="0cm" svg:height="0.123cm" svg:x="25.404cm" svg:y="19.813cm" svg:viewBox="0 0 0 124" draw:points="0,0 0,124">
          <text:p/>
        </draw:polygon>
        <draw:polygon draw:style-name="gr4" draw:text-style-name="P4" draw:layer="layout" svg:width="0cm" svg:height="0.123cm" svg:x="28.827cm" svg:y="19.813cm" svg:viewBox="0 0 0 124" draw:points="0,0 0,124">
          <text:p/>
        </draw:polygon>
        <draw:polygon draw:style-name="gr4" draw:text-style-name="P4" draw:layer="layout" svg:width="0.123cm" svg:height="0cm" svg:x="25.28cm" svg:y="17.68cm" svg:viewBox="0 0 124 0" draw:points="124,0 0,0">
          <text:p/>
        </draw:polygon>
        <draw:line draw:style-name="gr5" draw:text-style-name="P5" draw:layer="layout" svg:x1="25.404cm" svg:y1="17.68cm" svg:x2="25.28cm" svg:y2="17.68cm">
          <text:p/>
        </draw:line>
        <draw:polygon draw:style-name="gr4" draw:text-style-name="P4" draw:layer="layout" svg:width="0.123cm" svg:height="0cm" svg:x="25.28cm" svg:y="14.346cm" svg:viewBox="0 0 124 0" draw:points="124,0 0,0">
          <text:p/>
        </draw:polygon>
        <draw:line draw:style-name="gr5" draw:text-style-name="P5" draw:layer="layout" svg:x1="25.404cm" svg:y1="14.346cm" svg:x2="25.28cm" svg:y2="14.346cm">
          <text:p/>
        </draw:line>
        <draw:frame draw:style-name="gr11" draw:text-style-name="P9" draw:layer="layout" svg:width="7.008cm" svg:height="1.758cm" svg:x="15.536cm" svg:y="16.817cm">
          <draw:text-box>
            <text:p text:style-name="P6"><text:span text:style-name="T3">(e) </text:span><text:span text:style-name="T4">Identity</text:span></text:p>
          </draw:text-box>
        </draw:frame>
        <draw:polygon draw:style-name="gr4" draw:text-style-name="P4" draw:layer="layout" svg:width="0.123cm" svg:height="0cm" svg:x="25.28cm" svg:y="11.012cm" svg:viewBox="0 0 124 0" draw:points="124,0 0,0">
          <text:p/>
        </draw:polygon>
        <draw:line draw:style-name="gr5" draw:text-style-name="P5" draw:layer="layout" svg:x1="25.404cm" svg:y1="11.012cm" svg:x2="25.28cm" svg:y2="11.012cm">
          <text:p/>
        </draw:line>
        <draw:frame draw:style-name="gr12" draw:text-style-name="P9" draw:layer="layout" svg:width="9.675cm" svg:height="1.758cm" svg:x="12.885cm" svg:y="13.483cm">
          <draw:text-box>
            <text:p text:style-name="P6"><text:span text:style-name="T3">(</text:span><text:span text:style-name="T3">d</text:span><text:span text:style-name="T3">)</text:span><text:span text:style-name="T3"> </text:span><text:span text:style-name="T4">T</text:span><text:span text:style-name="T4">r</text:span><text:span text:style-name="T4">a</text:span><text:span text:style-name="T4">n</text:span><text:span text:style-name="T4">s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polygon draw:style-name="gr4" draw:text-style-name="P4" draw:layer="layout" svg:width="0.123cm" svg:height="0cm" svg:x="25.28cm" svg:y="7.679cm" svg:viewBox="0 0 124 0" draw:points="124,0 0,0">
          <text:p/>
        </draw:polygon>
        <draw:line draw:style-name="gr5" draw:text-style-name="P5" draw:layer="layout" svg:x1="25.404cm" svg:y1="7.679cm" svg:x2="25.28cm" svg:y2="7.679cm">
          <text:p/>
        </draw:line>
        <draw:frame draw:style-name="gr13" draw:text-style-name="P10" draw:layer="layout" svg:width="18.805cm" svg:height="1.72cm" svg:x="5.964cm" svg:y="10.25cm">
          <draw:text-box>
            <text:p text:style-name="P6"><text:span text:style-name="T5">(c) </text:span><text:span text:style-name="T6">LinearReg</text:span><text:span text:style-name="T6">ression</text:span><text:span text:style-name="T5">(</text:span><text:span text:style-name="T7">s</text:span><text:span text:style-name="T5">), </text:span><text:span text:style-name="T6">n </text:span><text:span text:style-name="T5">= 8</text:span></text:p>
          </draw:text-box>
        </draw:frame>
        <draw:polygon draw:style-name="gr4" draw:text-style-name="P4" draw:layer="layout" svg:width="0.123cm" svg:height="0cm" svg:x="25.28cm" svg:y="4.345cm" svg:viewBox="0 0 124 0" draw:points="124,0 0,0">
          <text:p/>
        </draw:polygon>
        <draw:line draw:style-name="gr5" draw:text-style-name="P5" draw:layer="layout" svg:x1="25.404cm" svg:y1="4.345cm" svg:x2="25.28cm" svg:y2="4.345cm">
          <text:p/>
        </draw:line>
        <draw:frame draw:style-name="gr14" draw:text-style-name="P11" draw:layer="layout" svg:width="5.295cm" svg:height="1.652cm" svg:x="17.496cm" svg:y="3.787cm">
          <draw:text-box>
            <text:p text:style-name="P6"><text:span text:style-name="T8">(a)</text:span><text:span text:style-name="T9"> LRE</text:span></text:p>
          </draw:text-box>
        </draw:frame>
        <draw:frame draw:style-name="gr15" draw:text-style-name="P12" draw:layer="layout" svg:width="1.65cm" svg:height="1.65cm" svg:x="23.007cm" svg:y="3.771cm">
          <draw:text-box>
            <text:p text:style-name="P6"><text:span text:style-name="T10">(</text:span></text:p>
          </draw:text-box>
        </draw:frame>
        <draw:frame draw:style-name="gr16" draw:text-style-name="P13" draw:layer="layout" svg:width="1.65cm" svg:height="1.694cm" svg:x="23.688cm" svg:y="3.787cm">
          <draw:text-box>
            <text:p text:style-name="P6"><text:span text:style-name="T11">s</text:span></text:p>
          </draw:text-box>
        </draw:frame>
        <draw:frame draw:style-name="gr15" draw:text-style-name="P12" draw:layer="layout" svg:width="1.65cm" svg:height="1.65cm" svg:x="24.443cm" svg:y="3.771cm">
          <draw:text-box>
            <text:p text:style-name="P6"><text:span text:style-name="T10">)</text:span></text:p>
          </draw:text-box>
        </draw:frame>
        <draw:frame draw:style-name="gr17" draw:text-style-name="P11" draw:layer="layout" svg:width="5.549cm" svg:height="1.652cm" svg:x="16.988cm" svg:y="7.1cm">
          <draw:text-box>
            <text:p text:style-name="P6"><text:span text:style-name="T8">(b) </text:span><text:span text:style-name="T9">LRE</text:span></text:p>
          </draw:text-box>
        </draw:frame>
        <draw:frame draw:style-name="gr15" draw:text-style-name="P12" draw:layer="layout" svg:width="1.65cm" svg:height="1.65cm" svg:x="22.656cm" svg:y="7.084cm">
          <draw:text-box>
            <text:p text:style-name="P6"><text:span text:style-name="T10">(</text:span></text:p>
          </draw:text-box>
        </draw:frame>
        <draw:frame draw:style-name="gr18" draw:text-style-name="P14" draw:layer="layout" svg:width="1.65cm" svg:height="1.652cm" svg:x="23.316cm" svg:y="7.1cm">
          <draw:text-box>
            <text:p text:style-name="P6"><text:span text:style-name="T12">e</text:span></text:p>
          </draw:text-box>
        </draw:frame>
        <draw:frame draw:style-name="gr19" draw:text-style-name="P15" draw:layer="layout" svg:width="0.99cm" svg:height="0.992cm" svg:x="24.113cm" svg:y="7.918cm">
          <draw:text-box>
            <text:p text:style-name="P6"><text:span text:style-name="T13">s</text:span></text:p>
          </draw:text-box>
        </draw:frame>
        <draw:frame draw:style-name="gr15" draw:text-style-name="P12" draw:layer="layout" svg:width="1.65cm" svg:height="1.65cm" svg:x="24.489cm" svg:y="7.084cm">
          <draw:text-box>
            <text:p text:style-name="P6"><text:span text:style-name="T10">)</text:span></text:p>
          </draw:text-box>
        </draw:frame>
        <draw:frame draw:style-name="gr15" draw:text-style-name="P12" draw:layer="layout" svg:width="1.65cm" svg:height="1.65cm" svg:x="22.832cm" svg:y="13.771cm">
          <draw:text-box>
            <text:p text:style-name="P6"><text:span text:style-name="T10">(</text:span></text:p>
          </draw:text-box>
        </draw:frame>
        <draw:frame draw:style-name="gr18" draw:text-style-name="P16" draw:layer="layout" svg:width="1.65cm" svg:height="1.652cm" svg:x="23.513cm" svg:y="13.687cm">
          <draw:text-box>
            <text:p text:style-name="P6"><text:span text:style-name="T14">s</text:span></text:p>
          </draw:text-box>
        </draw:frame>
        <draw:frame draw:style-name="gr15" draw:text-style-name="P17" draw:layer="layout" svg:width="1.65cm" svg:height="1.65cm" svg:x="24.368cm" svg:y="13.771cm">
          <draw:text-box>
            <text:p text:style-name="P6"><text:span text:style-name="T10">)</text:span></text:p>
          </draw:text-box>
        </draw:frame>
        <draw:frame draw:style-name="gr15" draw:text-style-name="P12" draw:layer="layout" svg:width="1.65cm" svg:height="1.65cm" svg:x="22.732cm" svg:y="17.071cm">
          <draw:text-box>
            <text:p text:style-name="P6"><text:span text:style-name="T10">(</text:span></text:p>
          </draw:text-box>
        </draw:frame>
        <draw:frame draw:style-name="gr18" draw:text-style-name="P16" draw:layer="layout" svg:width="1.65cm" svg:height="1.652cm" svg:x="23.413cm" svg:y="17.087cm">
          <draw:text-box>
            <text:p text:style-name="P6"><text:span text:style-name="T14">s</text:span></text:p>
          </draw:text-box>
        </draw:frame>
        <draw:frame draw:style-name="gr15" draw:text-style-name="P17" draw:layer="layout" svg:width="1.65cm" svg:height="1.65cm" svg:x="24.269cm" svg:y="16.989cm">
          <draw:text-box>
            <text:p text:style-name="P6"><text:span text:style-name="T10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" svg:font-family="NimbusRoman"/>
    <style:font-face style:name="OpenSymbol" svg:font-family="OpenSymbol"/>
    <style:font-face style:name="TimesNewRoman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TimesNewRoman1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90.551cm" fo:page-height="21.56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08T17:58:36.046778906</dc:date>
    <meta:editing-duration>PT1M5S</meta:editing-duration>
    <meta:editing-cycles>1</meta:editing-cycles>
    <meta:generator>LibreOffice/6.4.7.2$Linux_X86_64 LibreOffice_project/40$Build-2</meta:generator>
    <meta:document-statistic meta:object-count="195"/>
  </office:meta>
</office:document-meta>
</file>